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Text_20_body">
      <style:paragraph-properties fo:margin-left="0in" fo:margin-right="0in" fo:margin-top="0.0799in" fo:margin-bottom="0.0201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language="ru" fo:country="RU"/>
    </style:style>
    <style:style style:name="T6" style:family="text">
      <style:text-properties style:text-underline-style="none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ru" fo:country="RU" fo:background-color="transparent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0">ПОВЕРКИ</text:span></text:p>
      <text:p text:style-name="P4"/>
      <text:p text:style-name="P5">Измерителя-сигнализатора СРК-АТ2327</text:p>
      <text:p text:style-name="P5">Зав. № <text:span text:style-name="T7">$serial</text:span></text:p>
      <text:p text:style-name="P15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6"/>
      <text:p text:style-name="P18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9">H</text:span>*(10) = <text:span text:style-name="T20"><text:s/></text:span><text:span text:style-name="T18">$bground </text:span><text:s/>нЗв/ч, <text:s/>согласно методике, изложенной в <text:span text:style-name="T30">МП.</text:span><text:span text:style-name="T31">854</text:span><text:span text:style-name="T30">-202</text:span><text:span text:style-name="T31">0</text:span></text:p>
      <text:p text:style-name="P16"><text:span text:style-name="T10">1. С</text:span>редства <text:span text:style-name="T10">поверки</text:span></text:p>
      <text:p text:style-name="P12">а)<text:tab/>Эталонные средства измерений:</text:p>
      <text:p text:style-name="P19">- <text:span text:style-name="T7">$facility_110</text:span>;</text:p>
      <text:p text:style-name="P13"><text:span text:style-name="T4"><text:tab/></text:span><text:span text:style-name="T3">Оборудование</text:span><text:span text:style-name="T4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7">2. Поверка блоков детектирования</text:p>
      <text:p text:style-name="P12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21">- контроль работоспособности<text:tab/></text:p>
      <text:p text:style-name="P12"><text:span text:style-name="T10">б</text:span>)<text:tab/>ПОпределение допускаемой основной относительной погрешности измерения мощнос<text:span text:style-name="T1">ти </text:span><text:span text:style-name="T5">дозы</text:span><text:span text:style-name="T1"> и</text:span>змерителя с БДКГ–11/1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Блок детектирования <text:span text:style-name="T10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Мощность амбиентной эквивалент-ной дозы в <text:span text:style-name="T10">контроль-ной</text:span> точке <text:span text:style-name="T25">Ḣ</text:span><text:span text:style-name="T13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11">Относи-тельная</text:span><text:span text:style-name="T29"> </text:span><text:span text:style-name="T11">погреш-ность</text:span><text:span text:style-name="T29"> </text:span><text:span text:style-name="T28">измерения</text:span> </text:p>
            <text:p text:style-name="P28"><text:span text:style-name="T26">θ</text:span><text:span text:style-name="T14">пр</text:span><text:span text:style-name="T15">i</text:span><text:span text:style-name="T10">,</text:span> %</text:p>
          </table:table-cell>
          <table:table-cell table:style-name="t1.B2" table:number-rows-spanned="3" office:value-type="string">
            <text:p text:style-name="P27"><text:span text:style-name="T10">Довери-тель</text:span>ная граница погреш-ности измерения <text:span text:style-name="T27">Δ</text:span><text:span text:style-name="T16">i</text:span><text:span text:style-name="T7">,</text:span> %</text:p>
          </table:table-cell>
          <table:table-cell table:style-name="t1.K2" table:number-rows-spanned="3" office:value-type="string">
            <text:p text:style-name="P30"><text:span text:style-name="T24">Предел основной </text:span><text:span text:style-name="T10">относи-тельной</text:span> <text:span text:style-name="T7">погреш-ности</text:span>, </text:p>
            <text:p text:style-name="P3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7">H</text:span><text:span text:style-name="T12">1</text:span></text:p>
          </table:table-cell>
          <table:table-cell table:style-name="t1.D3" office:value-type="string">
            <text:p text:style-name="P23"><text:span text:style-name="T9">H</text:span><text:span text:style-name="T12">2</text:span></text:p>
          </table:table-cell>
          <table:table-cell table:style-name="t1.D3" office:value-type="string">
            <text:p text:style-name="P23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7">0.03</text:span>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5" office:value-type="string">
            <text:p text:style-name="P11">±<text:span text:style-name="T7">20</text:span></text:p>
          </table:table-cell>
        </table:table-row>
        <table:table-row>
          <table:table-cell table:style-name="t1.A5" office:value-type="string">
            <text:p text:style-name="P8"><text:span text:style-name="T7">0.0</text:span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.7</text:span>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9" office:value-type="string">
            <text:p text:style-name="P8">70 мЗв/ч</text:p>
          </table:table-cell>
          <table:table-cell table:style-name="t1.B9" office:value-type="string">
            <text:p text:style-name="P9">$1-34.</text:p>
          </table:table-cell>
          <table:table-cell table:style-name="t1.B9" office:value-type="string">
            <text:p text:style-name="P9">$1-44.</text:p>
          </table:table-cell>
          <table:table-cell table:style-name="t1.B9" office:value-type="string">
            <text:p text:style-name="P9">$1-54.</text:p>
          </table:table-cell>
          <table:table-cell table:style-name="t1.B9" office:value-type="string">
            <text:p text:style-name="P9">$1-64.</text:p>
          </table:table-cell>
          <table:table-cell table:style-name="t1.B9" office:value-type="string">
            <text:p text:style-name="P9">$1-74.</text:p>
          </table:table-cell>
          <table:table-cell table:style-name="t1.B9" office:value-type="string">
            <text:p text:style-name="P9">$1-84.</text:p>
          </table:table-cell>
          <table:table-cell table:style-name="t1.B9" office:value-type="string">
            <text:p text:style-name="P9">$1-04.</text:p>
          </table:table-cell>
          <table:table-cell table:style-name="t1.B9" office:value-type="string">
            <text:p text:style-name="P9">$1-14.</text:p>
          </table:table-cell>
          <table:table-cell table:style-name="t1.B9" office:value-type="string">
            <text:p text:style-name="P9">$1-24.</text:p>
          </table:table-cell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1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4:14:29.15</dc:date>
    <meta:editing-duration>P3DT1H37M53S</meta:editing-duration>
    <meta:editing-cycles>314</meta:editing-cycles>
    <meta:generator>OpenOffice/4.1.6$Win32 OpenOffice.org_project/416m1$Build-9790</meta:generator>
    <meta:document-statistic meta:table-count="2" meta:image-count="0" meta:object-count="0" meta:page-count="1" meta:paragraph-count="93" meta:word-count="240" meta:character-count="1883"/>
  </office:meta>
</office:document-meta>
</file>